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o1" style:family="table-column">
      <style:table-column-properties fo:break-before="auto" style:column-width="3.153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raficos" table:style-name="ta1">
        <table:shapes>
          <draw:frame draw:z-index="1" draw:id="id0" draw:style-name="a0" draw:name="Chart 1" svg:x="0.00951in" svg:y="4.5311in" svg:width="4.24685in" svg:height="3.5417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5.09626in" svg:y="4.72789in" svg:width="4.5748in" svg:height="3.6074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" table:default-cell-style-name="ce1"/>
        <table:table-column table:style-name="co2" table:default-cell-style-name="ce3"/>
        <table:table-column table:style-name="co2" table:number-columns-repeated="101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1,6</text:p>
          </table:table-cell>
          <table:table-cell office:value-type="string" table:style-name="ce1">
            <text:p>Fabiano de Sá Filho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table:style-name="ce1">
            <text:p>GRR: 20223831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table:style-name="ce4"/>
          <table:table-cell office:value-type="string" table:style-name="ce5">
            <text:p>multi_partition rodando no w00</text:p>
          </table:table-cell>
          <table:table-cell table:number-columns-repeated="8" table:style-name="ce1"/>
          <table:table-cell table:style-name="ce3"/>
          <table:table-cell table:number-columns-repeated="16372"/>
        </table:table-row>
        <table:table-row table:style-name="ro2">
          <table:table-cell table:style-name="ce6"/>
          <table:table-cell table:style-name="ce7"/>
          <table:table-cell office:value-type="string" table:style-name="ce7">
            <text:p>Executando 10 vezes com 1000 elementos no vetor Pos</text:p>
          </table:table-cell>
          <table:table-cell table:number-columns-repeated="4" table:style-name="ce7"/>
          <table:table-cell office:value-type="string" table:style-name="ce8">
            <text:p>total elements:</text:p>
          </table:table-cell>
          <table:table-cell office:value-type="float" office:value="1000" table:style-name="ce7">
            <text:p>1000</text:p>
          </table:table-cell>
          <table:table-cell table:style-name="ce7"/>
          <table:table-cell office:value-type="string" table:style-name="ce9">
            <text:p>NTIMES:</text:p>
          </table:table-cell>
          <table:table-cell office:value-type="float" office:value="10" table:style-name="ce10">
            <text:p>10</text:p>
          </table:table-cell>
          <table:table-cell table:number-columns-repeated="16372" table:style-name="ce7"/>
        </table:table-row>
        <table:table-row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<text:s/>1 threads:</text:p>
          </table:table-cell>
          <table:table-cell office:value-type="string" table:style-name="ce2">
            <text:p><text:s/>2 threads:</text:p>
          </table:table-cell>
          <table:table-cell office:value-type="string" table:style-name="ce2">
            <text:p><text:s/>3 threads:</text:p>
          </table:table-cell>
          <table:table-cell office:value-type="string" table:style-name="ce2">
            <text:p><text:s/>4 threads:</text:p>
          </table:table-cell>
          <table:table-cell office:value-type="string" table:style-name="ce2">
            <text:p><text:s/>5 threads:</text:p>
          </table:table-cell>
          <table:table-cell office:value-type="string" table:style-name="ce2">
            <text:p><text:s/>6 threads:</text:p>
          </table:table-cell>
          <table:table-cell office:value-type="string" table:style-name="ce2">
            <text:p><text:s/>7 threads:</text:p>
          </table:table-cell>
          <table:table-cell office:value-type="string" table:style-name="ce2">
            <text:p><text:s/>8 threads: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045816" table:formula="of:=[resultados.$A2]" table:style-name="ce11">
            <text:p>11.045816</text:p>
          </table:table-cell>
          <table:table-cell office:value-type="float" office:value="5.6956150000000001" table:formula="of:=[resultados.$A13]" table:style-name="ce11">
            <text:p>5.695615</text:p>
          </table:table-cell>
          <table:table-cell office:value-type="float" office:value="4.0888340000000003" table:formula="of:=[resultados.$A24]" table:style-name="ce11">
            <text:p>4.088834</text:p>
          </table:table-cell>
          <table:table-cell office:value-type="float" office:value="2.94407" table:formula="of:=[resultados.$A35]" table:style-name="ce11">
            <text:p>2.944070</text:p>
          </table:table-cell>
          <table:table-cell office:value-type="float" office:value="2.3542420000000002" table:formula="of:=[resultados.$A46]" table:style-name="ce11">
            <text:p>2.354242</text:p>
          </table:table-cell>
          <table:table-cell office:value-type="float" office:value="2.0100389999999999" table:formula="of:=[resultados.$A57]" table:style-name="ce11">
            <text:p>2.010039</text:p>
          </table:table-cell>
          <table:table-cell office:value-type="float" office:value="1.7587470000000001" table:formula="of:=[resultados.$A68]" table:style-name="ce11">
            <text:p>1.758747</text:p>
          </table:table-cell>
          <table:table-cell office:value-type="float" office:value="1.614371" table:formula="of:=[resultados.$A79]" table:style-name="ce11">
            <text:p>1.61437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160520999999999" table:formula="of:=[resultados.$A3]" table:style-name="ce11">
            <text:p>11.160521</text:p>
          </table:table-cell>
          <table:table-cell office:value-type="float" office:value="5.8689869999999997" table:formula="of:=[resultados.$A14]" table:style-name="ce11">
            <text:p>5.868987</text:p>
          </table:table-cell>
          <table:table-cell office:value-type="float" office:value="4.0736330000000001" table:formula="of:=[resultados.$A25]" table:style-name="ce11">
            <text:p>4.073633</text:p>
          </table:table-cell>
          <table:table-cell office:value-type="float" office:value="2.929103" table:formula="of:=[resultados.$A36]" table:style-name="ce11">
            <text:p>2.929103</text:p>
          </table:table-cell>
          <table:table-cell office:value-type="float" office:value="2.4346269999999999" table:formula="of:=[resultados.$A47]" table:style-name="ce11">
            <text:p>2.434627</text:p>
          </table:table-cell>
          <table:table-cell office:value-type="float" office:value="2.027282" table:formula="of:=[resultados.$A58]" table:style-name="ce11">
            <text:p>2.027282</text:p>
          </table:table-cell>
          <table:table-cell office:value-type="float" office:value="1.728721" table:formula="of:=[resultados.$A69]" table:style-name="ce11">
            <text:p>1.728721</text:p>
          </table:table-cell>
          <table:table-cell office:value-type="float" office:value="1.5461119999999999" table:formula="of:=[resultados.$A80]" table:style-name="ce11">
            <text:p>1.546112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073433" table:formula="of:=[resultados.$A4]" table:style-name="ce11">
            <text:p>11.073433</text:p>
          </table:table-cell>
          <table:table-cell office:value-type="float" office:value="6.0423559999999998" table:formula="of:=[resultados.$A15]" table:style-name="ce11">
            <text:p>6.042356</text:p>
          </table:table-cell>
          <table:table-cell office:value-type="float" office:value="3.9219469999999998" table:formula="of:=[resultados.$A26]" table:style-name="ce11">
            <text:p>3.921947</text:p>
          </table:table-cell>
          <table:table-cell office:value-type="float" office:value="2.9193530000000001" table:formula="of:=[resultados.$A37]" table:style-name="ce11">
            <text:p>2.919353</text:p>
          </table:table-cell>
          <table:table-cell office:value-type="float" office:value="2.402031" table:formula="of:=[resultados.$A48]" table:style-name="ce11">
            <text:p>2.402031</text:p>
          </table:table-cell>
          <table:table-cell office:value-type="float" office:value="2.0345680000000002" table:formula="of:=[resultados.$A59]" table:style-name="ce11">
            <text:p>2.034568</text:p>
          </table:table-cell>
          <table:table-cell office:value-type="float" office:value="1.7308730000000001" table:formula="of:=[resultados.$A70]" table:style-name="ce11">
            <text:p>1.730873</text:p>
          </table:table-cell>
          <table:table-cell office:value-type="float" office:value="1.5452710000000001" table:formula="of:=[resultados.$A81]" table:style-name="ce11">
            <text:p>1.54527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135401999999999" table:formula="of:=[resultados.$A5]" table:style-name="ce11">
            <text:p>11.135402</text:p>
          </table:table-cell>
          <table:table-cell office:value-type="float" office:value="5.8965670000000001" table:formula="of:=[resultados.$A16]" table:style-name="ce11">
            <text:p>5.896567</text:p>
          </table:table-cell>
          <table:table-cell office:value-type="float" office:value="3.9374910000000001" table:formula="of:=[resultados.$A27]" table:style-name="ce11">
            <text:p>3.937491</text:p>
          </table:table-cell>
          <table:table-cell office:value-type="float" office:value="3.0637110000000001" table:formula="of:=[resultados.$A38]" table:style-name="ce11">
            <text:p>3.063711</text:p>
          </table:table-cell>
          <table:table-cell office:value-type="float" office:value="2.4488370000000002" table:formula="of:=[resultados.$A49]" table:style-name="ce11">
            <text:p>2.448837</text:p>
          </table:table-cell>
          <table:table-cell office:value-type="float" office:value="2.0451329999999999" table:formula="of:=[resultados.$A60]" table:style-name="ce11">
            <text:p>2.045133</text:p>
          </table:table-cell>
          <table:table-cell office:value-type="float" office:value="1.8160179999999999" table:formula="of:=[resultados.$A71]" table:style-name="ce11">
            <text:p>1.816018</text:p>
          </table:table-cell>
          <table:table-cell office:value-type="float" office:value="1.5407299999999999" table:formula="of:=[resultados.$A82]" table:style-name="ce11">
            <text:p>1.540730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0.817325" table:formula="of:=[resultados.$A6]" table:style-name="ce11">
            <text:p>10.817325</text:p>
          </table:table-cell>
          <table:table-cell office:value-type="float" office:value="5.9991219999999998" table:formula="of:=[resultados.$A17]" table:style-name="ce11">
            <text:p>5.999122</text:p>
          </table:table-cell>
          <table:table-cell office:value-type="float" office:value="3.9619529999999998" table:formula="of:=[resultados.$A28]" table:style-name="ce11">
            <text:p>3.961953</text:p>
          </table:table-cell>
          <table:table-cell office:value-type="float" office:value="2.9980180000000001" table:formula="of:=[resultados.$A39]" table:style-name="ce11">
            <text:p>2.998018</text:p>
          </table:table-cell>
          <table:table-cell office:value-type="float" office:value="2.3735909999999998" table:formula="of:=[resultados.$A50]" table:style-name="ce11">
            <text:p>2.373591</text:p>
          </table:table-cell>
          <table:table-cell office:value-type="float" office:value="2.073836" table:formula="of:=[resultados.$A61]" table:style-name="ce11">
            <text:p>2.073836</text:p>
          </table:table-cell>
          <table:table-cell office:value-type="float" office:value="1.7519629999999999" table:formula="of:=[resultados.$A72]" table:style-name="ce11">
            <text:p>1.751963</text:p>
          </table:table-cell>
          <table:table-cell office:value-type="float" office:value="1.554551" table:formula="of:=[resultados.$A83]" table:style-name="ce11">
            <text:p>1.55455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7]" table:style-name="ce11">
            <text:p>nao executado</text:p>
          </table:table-cell>
          <table:table-cell office:value-type="string" office:string-value="nao executado" table:formula="of:=[resultados.$A18]" table:style-name="ce11">
            <text:p>nao executado</text:p>
          </table:table-cell>
          <table:table-cell office:value-type="string" office:string-value="nao executado" table:formula="of:=[resultados.$A29]" table:style-name="ce11">
            <text:p>nao executado</text:p>
          </table:table-cell>
          <table:table-cell office:value-type="string" office:string-value="nao executado" table:formula="of:=[resultados.$A40]" table:style-name="ce11">
            <text:p>nao executado</text:p>
          </table:table-cell>
          <table:table-cell office:value-type="string" office:string-value="nao executado" table:formula="of:=[resultados.$A51]" table:style-name="ce11">
            <text:p>nao executado</text:p>
          </table:table-cell>
          <table:table-cell office:value-type="string" office:string-value="nao executado" table:formula="of:=[resultados.$A62]" table:style-name="ce11">
            <text:p>nao executado</text:p>
          </table:table-cell>
          <table:table-cell office:value-type="string" office:string-value="nao executado" table:formula="of:=[resultados.$A73]" table:style-name="ce11">
            <text:p>nao executado</text:p>
          </table:table-cell>
          <table:table-cell office:value-type="string" office:string-value="nao executado" table:formula="of:=[resultados.$A84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8]" table:style-name="ce11">
            <text:p>nao executado</text:p>
          </table:table-cell>
          <table:table-cell office:value-type="string" office:string-value="nao executado" table:formula="of:=[resultados.$A19]" table:style-name="ce11">
            <text:p>nao executado</text:p>
          </table:table-cell>
          <table:table-cell office:value-type="string" office:string-value="nao executado" table:formula="of:=[resultados.$A30]" table:style-name="ce11">
            <text:p>nao executado</text:p>
          </table:table-cell>
          <table:table-cell office:value-type="string" office:string-value="nao executado" table:formula="of:=[resultados.$A41]" table:style-name="ce11">
            <text:p>nao executado</text:p>
          </table:table-cell>
          <table:table-cell office:value-type="string" office:string-value="nao executado" table:formula="of:=[resultados.$A52]" table:style-name="ce11">
            <text:p>nao executado</text:p>
          </table:table-cell>
          <table:table-cell office:value-type="string" office:string-value="nao executado" table:formula="of:=[resultados.$A63]" table:style-name="ce11">
            <text:p>nao executado</text:p>
          </table:table-cell>
          <table:table-cell office:value-type="string" office:string-value="nao executado" table:formula="of:=[resultados.$A74]" table:style-name="ce11">
            <text:p>nao executado</text:p>
          </table:table-cell>
          <table:table-cell office:value-type="string" office:string-value="nao executado" table:formula="of:=[resultados.$A85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9]" table:style-name="ce11">
            <text:p>nao executado</text:p>
          </table:table-cell>
          <table:table-cell office:value-type="string" office:string-value="nao executado" table:formula="of:=[resultados.$A20]" table:style-name="ce11">
            <text:p>nao executado</text:p>
          </table:table-cell>
          <table:table-cell office:value-type="string" office:string-value="nao executado" table:formula="of:=[resultados.$A31]" table:style-name="ce11">
            <text:p>nao executado</text:p>
          </table:table-cell>
          <table:table-cell office:value-type="string" office:string-value="nao executado" table:formula="of:=[resultados.$A42]" table:style-name="ce11">
            <text:p>nao executado</text:p>
          </table:table-cell>
          <table:table-cell office:value-type="string" office:string-value="nao executado" table:formula="of:=[resultados.$A53]" table:style-name="ce11">
            <text:p>nao executado</text:p>
          </table:table-cell>
          <table:table-cell office:value-type="string" office:string-value="nao executado" table:formula="of:=[resultados.$A64]" table:style-name="ce11">
            <text:p>nao executado</text:p>
          </table:table-cell>
          <table:table-cell office:value-type="string" office:string-value="nao executado" table:formula="of:=[resultados.$A75]" table:style-name="ce11">
            <text:p>nao executado</text:p>
          </table:table-cell>
          <table:table-cell office:value-type="string" office:string-value="nao executado" table:formula="of:=[resultados.$A86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10]" table:style-name="ce11">
            <text:p>nao executado</text:p>
          </table:table-cell>
          <table:table-cell office:value-type="string" office:string-value="nao executado" table:formula="of:=[resultados.$A21]" table:style-name="ce11">
            <text:p>nao executado</text:p>
          </table:table-cell>
          <table:table-cell office:value-type="string" office:string-value="nao executado" table:formula="of:=[resultados.$A32]" table:style-name="ce11">
            <text:p>nao executado</text:p>
          </table:table-cell>
          <table:table-cell office:value-type="string" office:string-value="nao executado" table:formula="of:=[resultados.$A43]" table:style-name="ce11">
            <text:p>nao executado</text:p>
          </table:table-cell>
          <table:table-cell office:value-type="string" office:string-value="nao executado" table:formula="of:=[resultados.$A54]" table:style-name="ce11">
            <text:p>nao executado</text:p>
          </table:table-cell>
          <table:table-cell office:value-type="string" office:string-value="nao executado" table:formula="of:=[resultados.$A65]" table:style-name="ce11">
            <text:p>nao executado</text:p>
          </table:table-cell>
          <table:table-cell office:value-type="string" office:string-value="nao executado" table:formula="of:=[resultados.$A76]" table:style-name="ce11">
            <text:p>nao executado</text:p>
          </table:table-cell>
          <table:table-cell office:value-type="string" office:string-value="nao executado" table:formula="of:=[resultados.$A87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11]" table:style-name="ce11">
            <text:p>nao executado</text:p>
          </table:table-cell>
          <table:table-cell office:value-type="string" office:string-value="nao executado" table:formula="of:=[resultados.$A22]" table:style-name="ce11">
            <text:p>nao executado</text:p>
          </table:table-cell>
          <table:table-cell office:value-type="string" office:string-value="nao executado" table:formula="of:=[resultados.$A33]" table:style-name="ce11">
            <text:p>nao executado</text:p>
          </table:table-cell>
          <table:table-cell office:value-type="string" office:string-value="nao executado" table:formula="of:=[resultados.$A44]" table:style-name="ce11">
            <text:p>nao executado</text:p>
          </table:table-cell>
          <table:table-cell office:value-type="string" office:string-value="nao executado" table:formula="of:=[resultados.$A55]" table:style-name="ce11">
            <text:p>nao executado</text:p>
          </table:table-cell>
          <table:table-cell office:value-type="string" office:string-value="nao executado" table:formula="of:=[resultados.$A66]" table:style-name="ce11">
            <text:p>nao executado</text:p>
          </table:table-cell>
          <table:table-cell office:value-type="string" office:string-value="nao executado" table:formula="of:=[resultados.$A77]" table:style-name="ce11">
            <text:p>nao executado</text:p>
          </table:table-cell>
          <table:table-cell office:value-type="string" office:string-value="nao executado" table:formula="of:=[resultados.$A88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number-columns-repeated="9" table:style-name="ce2"/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12"/>
          <table:table-cell office:value-type="string" table:number-columns-spanned="8" table:number-rows-spanned="1" table:style-name="ce21">
            <text:p>Tempo médio</text:p>
          </table:table-cell>
          <table:covered-table-cell table:number-columns-repeated="7"/>
          <table:table-cell table:number-columns-repeated="2" table:style-name="ce13"/>
          <table:table-cell table:style-name="ce14"/>
          <table:table-cell table:number-columns-repeated="16372" table:style-name="ce13"/>
        </table:table-row>
        <table:table-row table:style-name="ro1">
          <table:table-cell office:value-type="string" table:style-name="ce15">
            <text:p>thread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tempo médio (s)</text:p>
          </table:table-cell>
          <table:table-cell office:value-type="float" office:value="11.05" table:formula="of:=ROUND(SUM([.B8:.B12])/5;2)" table:style-name="ce15">
            <text:p>11.05</text:p>
          </table:table-cell>
          <table:table-cell office:value-type="float" office:value="5.9" table:formula="of:=ROUND(SUM([.C8:.C12])/5;2)" table:style-name="ce15">
            <text:p>5.9</text:p>
          </table:table-cell>
          <table:table-cell office:value-type="float" office:value="4" table:formula="of:=ROUND(SUM([.D8:.D12])/5;2)" table:style-name="ce15">
            <text:p>4</text:p>
          </table:table-cell>
          <table:table-cell office:value-type="float" office:value="2.97" table:formula="of:=ROUND(SUM([.E8:.E12])/5;2)" table:style-name="ce15">
            <text:p>2.97</text:p>
          </table:table-cell>
          <table:table-cell office:value-type="float" office:value="2.4" table:formula="of:=ROUND(SUM([.F8:.F12])/5;2)" table:style-name="ce15">
            <text:p>2.4</text:p>
          </table:table-cell>
          <table:table-cell office:value-type="float" office:value="2.04" table:formula="of:=ROUND(SUM([.G8:.G12])/5;2)" table:style-name="ce15">
            <text:p>2.04</text:p>
          </table:table-cell>
          <table:table-cell office:value-type="float" office:value="1.76" table:formula="of:=ROUND(SUM([.H8:.H12])/5;2)" table:style-name="ce15">
            <text:p>1.76</text:p>
          </table:table-cell>
          <table:table-cell office:value-type="float" office:value="1.56" table:formula="of:=ROUND(SUM([.I8:.I12])/5;2)" table:style-name="ce15">
            <text:p>1.56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Aceleraçao</text:p>
          </table:table-cell>
          <table:table-cell office:value-type="float" office:value="1" table:formula="of:=ROUND([.$B21]/[.B21];2)" table:style-name="ce17">
            <text:p>1.00</text:p>
          </table:table-cell>
          <table:table-cell office:value-type="float" office:value="1.87" table:formula="of:=ROUND([.$B21]/[.C21];2)" table:style-name="ce18">
            <text:p>1.87</text:p>
          </table:table-cell>
          <table:table-cell office:value-type="float" office:value="2.76" table:formula="of:=ROUND([.$B21]/[.D21];2)" table:style-name="ce18">
            <text:p>2.76</text:p>
          </table:table-cell>
          <table:table-cell office:value-type="float" office:value="3.72" table:formula="of:=ROUND([.$B21]/[.E21];2)" table:style-name="ce18">
            <text:p>3.72</text:p>
          </table:table-cell>
          <table:table-cell office:value-type="float" office:value="4.5999999999999996" table:formula="of:=ROUND([.$B21]/[.F21];2)" table:style-name="ce18">
            <text:p>4.60</text:p>
          </table:table-cell>
          <table:table-cell office:value-type="float" office:value="5.42" table:formula="of:=ROUND([.$B21]/[.G21];2)" table:style-name="ce18">
            <text:p>5.42</text:p>
          </table:table-cell>
          <table:table-cell office:value-type="float" office:value="6.28" table:formula="of:=ROUND([.$B21]/[.H21];2)" table:style-name="ce18">
            <text:p>6.28</text:p>
          </table:table-cell>
          <table:table-cell office:value-type="float" office:value="7.08" table:formula="of:=ROUND([.$B21]/[.I21];2)" table:style-name="ce18">
            <text:p>7.0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22"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12"/>
          <table:table-cell office:value-type="string" table:number-columns-spanned="8" table:number-rows-spanned="1" table:style-name="ce21">
            <text:p>VAZAO MEDIA:</text:p>
          </table:table-cell>
          <table:covered-table-cell table:number-columns-repeated="7"/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thread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9">
            <text:p>vazao média(MEPS)</text:p>
          </table:table-cell>
          <table:table-cell office:value-type="float" office:value="0.90500000000000003" table:formula="of:=ROUND(([.$I$5]*[.$L$5])/(([.B21]/1000)*1000*1000);3)" table:style-name="ce20">
            <text:p>0.905</text:p>
          </table:table-cell>
          <table:table-cell office:value-type="float" office:value="1.6950000000000001" table:formula="of:=ROUND(([.$I$5]*[.$L$5])/(([.C21]/1000)*1000*1000);3)" table:style-name="ce20">
            <text:p>1.695</text:p>
          </table:table-cell>
          <table:table-cell office:value-type="float" office:value="2.5" table:formula="of:=ROUND(([.$I$5]*[.$L$5])/(([.D21]/1000)*1000*1000);3)" table:style-name="ce20">
            <text:p>2.5</text:p>
          </table:table-cell>
          <table:table-cell office:value-type="float" office:value="3.367" table:formula="of:=ROUND(([.$I$5]*[.$L$5])/(([.E21]/1000)*1000*1000);3)" table:style-name="ce20">
            <text:p>3.367</text:p>
          </table:table-cell>
          <table:table-cell office:value-type="float" office:value="4.1669999999999998" table:formula="of:=ROUND(([.$I$5]*[.$L$5])/(([.F21]/1000)*1000*1000);3)" table:style-name="ce20">
            <text:p>4.167</text:p>
          </table:table-cell>
          <table:table-cell office:value-type="float" office:value="4.9020000000000001" table:formula="of:=ROUND(([.$I$5]*[.$L$5])/(([.G21]/1000)*1000*1000);3)" table:style-name="ce20">
            <text:p>4.902</text:p>
          </table:table-cell>
          <table:table-cell office:value-type="float" office:value="5.6820000000000004" table:formula="of:=ROUND(([.$I$5]*[.$L$5])/(([.H21]/1000)*1000*1000);3)" table:style-name="ce20">
            <text:p>5.682</text:p>
          </table:table-cell>
          <table:table-cell office:value-type="float" office:value="6.41" table:formula="of:=ROUND(([.$I$5]*[.$L$5])/(([.I21]/1000)*1000*1000);3)" table:style-name="ce20">
            <text:p>6.41</text:p>
          </table:table-cell>
          <table:table-cell table:number-columns-repeated="2" table:style-name="ce7"/>
          <table:table-cell table:style-name="ce10"/>
          <table:table-cell table:number-columns-repeated="16372" table:style-name="ce7"/>
        </table:table-row>
        <table:table-row table:style-name="ro3">
          <table:table-cell office:value-type="string" table:style-name="ce15">
            <text:p>Aceleraçao</text:p>
          </table:table-cell>
          <table:table-cell office:value-type="float" office:value="1" table:formula="of:=[.B22]" table:style-name="ce17">
            <text:p>1.00</text:p>
          </table:table-cell>
          <table:table-cell office:value-type="float" office:value="1.87" table:formula="of:=[.C22]" table:style-name="ce17">
            <text:p>1.87</text:p>
          </table:table-cell>
          <table:table-cell office:value-type="float" office:value="2.76" table:formula="of:=[.D22]" table:style-name="ce17">
            <text:p>2.76</text:p>
          </table:table-cell>
          <table:table-cell office:value-type="float" office:value="3.72" table:formula="of:=[.E22]" table:style-name="ce17">
            <text:p>3.72</text:p>
          </table:table-cell>
          <table:table-cell office:value-type="float" office:value="4.5999999999999996" table:formula="of:=[.F22]" table:style-name="ce17">
            <text:p>4.60</text:p>
          </table:table-cell>
          <table:table-cell office:value-type="float" office:value="5.42" table:formula="of:=[.G22]" table:style-name="ce17">
            <text:p>5.42</text:p>
          </table:table-cell>
          <table:table-cell office:value-type="float" office:value="6.28" table:formula="of:=[.H22]" table:style-name="ce17">
            <text:p>6.28</text:p>
          </table:table-cell>
          <table:table-cell office:value-type="float" office:value="7.08" table:formula="of:=[.I22]" table:style-name="ce17">
            <text:p>7.0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1048528" table:style-name="ro3">
          <table:table-cell table:number-columns-repeated="16384"/>
        </table:table-row>
      </table:table>
      <table:table table:name="resultados" table:style-name="ta1">
        <table:table-column table:style-name="co2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Executando 10 vezes com 1000 elementos e 1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1.045816" table:style-name="ce1">
            <text:p>11.045816</text:p>
          </table:table-cell>
          <table:table-cell table:number-columns-repeated="16383" table:style-name="ce1"/>
        </table:table-row>
        <table:table-row table:style-name="ro1">
          <table:table-cell office:value-type="float" office:value="11.160520999999999" table:style-name="ce1">
            <text:p>11.160521</text:p>
          </table:table-cell>
          <table:table-cell table:number-columns-repeated="16383" table:style-name="ce1"/>
        </table:table-row>
        <table:table-row table:style-name="ro1">
          <table:table-cell office:value-type="float" office:value="11.073433" table:style-name="ce1">
            <text:p>11.073433</text:p>
          </table:table-cell>
          <table:table-cell table:number-columns-repeated="16383" table:style-name="ce1"/>
        </table:table-row>
        <table:table-row table:style-name="ro1">
          <table:table-cell office:value-type="float" office:value="11.135401999999999" table:style-name="ce1">
            <text:p>11.135402</text:p>
          </table:table-cell>
          <table:table-cell table:number-columns-repeated="16383" table:style-name="ce1"/>
        </table:table-row>
        <table:table-row table:style-name="ro1">
          <table:table-cell office:value-type="float" office:value="10.817325" table:style-name="ce1">
            <text:p>10.8173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nao executado</text:p>
          </table:table-cell>
          <table:table-cell table:number-columns-repeated="16383" table:style-name="ce1"/>
        </table:table-row>
        <table:table-row table:number-rows-repeated="3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2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5.6956150000000001" table:style-name="ce1">
            <text:p>5.695615</text:p>
          </table:table-cell>
          <table:table-cell table:number-columns-repeated="16383" table:style-name="ce1"/>
        </table:table-row>
        <table:table-row table:style-name="ro1">
          <table:table-cell office:value-type="float" office:value="5.8689869999999997" table:style-name="ce1">
            <text:p>5.868987</text:p>
          </table:table-cell>
          <table:table-cell table:number-columns-repeated="16383" table:style-name="ce1"/>
        </table:table-row>
        <table:table-row table:style-name="ro1">
          <table:table-cell office:value-type="float" office:value="6.0423559999999998" table:style-name="ce1">
            <text:p>6.042356</text:p>
          </table:table-cell>
          <table:table-cell table:number-columns-repeated="16383" table:style-name="ce1"/>
        </table:table-row>
        <table:table-row table:style-name="ro1">
          <table:table-cell office:value-type="float" office:value="5.8965670000000001" table:style-name="ce1">
            <text:p>5.896567</text:p>
          </table:table-cell>
          <table:table-cell table:number-columns-repeated="16383" table:style-name="ce1"/>
        </table:table-row>
        <table:table-row table:style-name="ro1">
          <table:table-cell office:value-type="float" office:value="5.9991219999999998" table:style-name="ce1">
            <text:p>5.999122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3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4.0888340000000003" table:style-name="ce1">
            <text:p>4.088834</text:p>
          </table:table-cell>
          <table:table-cell table:number-columns-repeated="16383" table:style-name="ce1"/>
        </table:table-row>
        <table:table-row table:style-name="ro1">
          <table:table-cell office:value-type="float" office:value="4.0736330000000001" table:style-name="ce1">
            <text:p>4.073633</text:p>
          </table:table-cell>
          <table:table-cell table:number-columns-repeated="16383" table:style-name="ce1"/>
        </table:table-row>
        <table:table-row table:style-name="ro1">
          <table:table-cell office:value-type="float" office:value="3.9219469999999998" table:style-name="ce1">
            <text:p>3.921947</text:p>
          </table:table-cell>
          <table:table-cell office:value-type="float" office:value="19.983858000000001" table:formula="of:=SUM([.A24:.A33])" table:style-name="ce22">
            <text:p>19.98</text:p>
          </table:table-cell>
          <table:table-cell table:number-columns-repeated="16382" table:style-name="ce1"/>
        </table:table-row>
        <table:table-row table:style-name="ro1">
          <table:table-cell office:value-type="float" office:value="3.9374910000000001" table:style-name="ce1">
            <text:p>3.937491</text:p>
          </table:table-cell>
          <table:table-cell table:number-columns-repeated="16383" table:style-name="ce1"/>
        </table:table-row>
        <table:table-row table:style-name="ro1">
          <table:table-cell office:value-type="float" office:value="3.9619529999999998" table:style-name="ce1">
            <text:p>3.961953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4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94407" table:style-name="ce1">
            <text:p>2.94407</text:p>
          </table:table-cell>
          <table:table-cell table:number-columns-repeated="16383" table:style-name="ce1"/>
        </table:table-row>
        <table:table-row table:style-name="ro1">
          <table:table-cell office:value-type="float" office:value="2.929103" table:style-name="ce1">
            <text:p>2.929103</text:p>
          </table:table-cell>
          <table:table-cell table:number-columns-repeated="16383" table:style-name="ce1"/>
        </table:table-row>
        <table:table-row table:style-name="ro1">
          <table:table-cell office:value-type="float" office:value="2.9193530000000001" table:style-name="ce1">
            <text:p>2.919353</text:p>
          </table:table-cell>
          <table:table-cell table:number-columns-repeated="16383" table:style-name="ce1"/>
        </table:table-row>
        <table:table-row table:style-name="ro1">
          <table:table-cell office:value-type="float" office:value="3.0637110000000001" table:style-name="ce1">
            <text:p>3.063711</text:p>
          </table:table-cell>
          <table:table-cell table:number-columns-repeated="16383" table:style-name="ce1"/>
        </table:table-row>
        <table:table-row table:style-name="ro1">
          <table:table-cell office:value-type="float" office:value="2.9980180000000001" table:style-name="ce1">
            <text:p>2.998018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5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3542420000000002" table:style-name="ce1">
            <text:p>2.354242</text:p>
          </table:table-cell>
          <table:table-cell table:number-columns-repeated="16383" table:style-name="ce1"/>
        </table:table-row>
        <table:table-row table:style-name="ro1">
          <table:table-cell office:value-type="float" office:value="2.4346269999999999" table:style-name="ce1">
            <text:p>2.434627</text:p>
          </table:table-cell>
          <table:table-cell table:number-columns-repeated="16383" table:style-name="ce1"/>
        </table:table-row>
        <table:table-row table:style-name="ro1">
          <table:table-cell office:value-type="float" office:value="2.402031" table:style-name="ce1">
            <text:p>2.402031</text:p>
          </table:table-cell>
          <table:table-cell table:number-columns-repeated="16383" table:style-name="ce1"/>
        </table:table-row>
        <table:table-row table:style-name="ro1">
          <table:table-cell office:value-type="float" office:value="2.4488370000000002" table:style-name="ce1">
            <text:p>2.448837</text:p>
          </table:table-cell>
          <table:table-cell table:number-columns-repeated="16383" table:style-name="ce1"/>
        </table:table-row>
        <table:table-row table:style-name="ro1">
          <table:table-cell office:value-type="float" office:value="2.3735909999999998" table:style-name="ce1">
            <text:p>2.373591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6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0100389999999999" table:style-name="ce1">
            <text:p>2.010039</text:p>
          </table:table-cell>
          <table:table-cell table:number-columns-repeated="16383" table:style-name="ce1"/>
        </table:table-row>
        <table:table-row table:style-name="ro1">
          <table:table-cell office:value-type="float" office:value="2.027282" table:style-name="ce1">
            <text:p>2.027282</text:p>
          </table:table-cell>
          <table:table-cell table:number-columns-repeated="16383" table:style-name="ce1"/>
        </table:table-row>
        <table:table-row table:style-name="ro1">
          <table:table-cell office:value-type="float" office:value="2.0345680000000002" table:style-name="ce1">
            <text:p>2.034568</text:p>
          </table:table-cell>
          <table:table-cell table:number-columns-repeated="16383" table:style-name="ce1"/>
        </table:table-row>
        <table:table-row table:style-name="ro1">
          <table:table-cell office:value-type="float" office:value="2.0451329999999999" table:style-name="ce1">
            <text:p>2.045133</text:p>
          </table:table-cell>
          <table:table-cell table:number-columns-repeated="16383" table:style-name="ce1"/>
        </table:table-row>
        <table:table-row table:style-name="ro1">
          <table:table-cell office:value-type="float" office:value="2.073836" table:style-name="ce1">
            <text:p>2.073836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7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.7587470000000001" table:style-name="ce1">
            <text:p>1.758747</text:p>
          </table:table-cell>
          <table:table-cell table:number-columns-repeated="16383" table:style-name="ce1"/>
        </table:table-row>
        <table:table-row table:style-name="ro1">
          <table:table-cell office:value-type="float" office:value="1.728721" table:style-name="ce1">
            <text:p>1.728721</text:p>
          </table:table-cell>
          <table:table-cell table:number-columns-repeated="16383" table:style-name="ce1"/>
        </table:table-row>
        <table:table-row table:style-name="ro1">
          <table:table-cell office:value-type="float" office:value="1.7308730000000001" table:style-name="ce1">
            <text:p>1.730873</text:p>
          </table:table-cell>
          <table:table-cell table:number-columns-repeated="16383" table:style-name="ce1"/>
        </table:table-row>
        <table:table-row table:style-name="ro1">
          <table:table-cell office:value-type="float" office:value="1.8160179999999999" table:style-name="ce1">
            <text:p>1.816018</text:p>
          </table:table-cell>
          <table:table-cell table:number-columns-repeated="16383" table:style-name="ce1"/>
        </table:table-row>
        <table:table-row table:style-name="ro1">
          <table:table-cell office:value-type="float" office:value="1.7519629999999999" table:style-name="ce1">
            <text:p>1.751963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8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.614371" table:style-name="ce1">
            <text:p>1.614371</text:p>
          </table:table-cell>
          <table:table-cell table:number-columns-repeated="16383" table:style-name="ce1"/>
        </table:table-row>
        <table:table-row table:style-name="ro1">
          <table:table-cell office:value-type="float" office:value="1.5461119999999999" table:style-name="ce1">
            <text:p>1.546112</text:p>
          </table:table-cell>
          <table:table-cell table:number-columns-repeated="16383" table:style-name="ce1"/>
        </table:table-row>
        <table:table-row table:style-name="ro1">
          <table:table-cell office:value-type="float" office:value="1.5452710000000001" table:style-name="ce1">
            <text:p>1.545271</text:p>
          </table:table-cell>
          <table:table-cell table:number-columns-repeated="16383"/>
        </table:table-row>
        <table:table-row table:style-name="ro1">
          <table:table-cell office:value-type="float" office:value="1.5407299999999999" table:style-name="ce1">
            <text:p>1.54073</text:p>
          </table:table-cell>
          <table:table-cell table:number-columns-repeated="16383"/>
        </table:table-row>
        <table:table-row table:style-name="ro1">
          <table:table-cell office:value-type="float" office:value="1.554551" table:style-name="ce1">
            <text:p>1.554551</text:p>
          </table:table-cell>
          <table:table-cell table:number-columns-repeated="16383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 number:language="en" number:country="US">
      <number:number number:decimal-places="6" number:min-decimal-places="6" number:min-integer-digits="1"/>
    </number:number-style>
    <number:number-style style:name="N37" number:language="en" number:country="US">
      <number:number number:min-integer-digits="1"/>
    </number:number-style>
    <number:number-style style:name="N38" number:language="en" number:country="US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Fabiano de Sa Filho</dc:creator>
    <dc:date>2024-12-03T02:42:59Z</dc:date>
    <meta:editing-cycles>35</meta:editing-cycles>
    <meta:editing-duration>PT127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9" number:language="en" number:country="US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af0" draw:opacity="50%" draw:stroke="solid" svg:stroke-width="0.01042in" svg:stroke-color="#b3b3b3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">
      <style:chart-properties chart:gap-width="150" chart:overlap="0" chart:link-data-style-to-source="fals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line" svg:height="255.0044881889764pt" svg:width="305.7731496062992pt" chart:style-name="Crt0">
        <chart:title svg:x="27.60685039370079pt" svg:y="7.085826771653544pt" chart:style-name="CT00">
          <text:p text:style-name="a0" text:class-names="" text:cond-style-name="">Partição paralela com pool de Pthreads 1000 partições</text:p>
        </chart:title>
        <chart:legend style:legend-expansion="custom" style:legend-expansion-aspect-ratio="2.6330172761019366" svg:width="95.22503937007875pt" svg:height="36.16574803149607pt" svg:x="204.5481102362205pt" svg:y="210.7242519685039pt" chart:style-name="Lgnd"/>
        <chart:plot-area svg:x="25.08425196850394pt" svg:y="54.1923622047244pt" svg:width="269.6631496062992pt" svg:height="180.0932283464567pt" chart:style-name="Plt0">
          <chart:axis chart:dimension="y" chart:name="primary-y" chart:style-name="Axs0">
            <chart:title chart:style-name="AT00">
              <text:p text:style-name="a1" text:class-names="" text:cond-style-name="">Tempo médi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threads</text:p>
            </chart:title>
            <chart:categories table:cell-range-address="graficos.$B$20:.$I$20"/>
          </chart:axis>
          <chart:axis chart:dimension="y" chart:name="secondary-y" chart:style-name="Axs2">
            <chart:title chart:style-name="AT02">
              <text:p text:style-name="a3" text:class-names="" text:cond-style-name="">Aceleração</text:p>
            </chart:title>
          </chart:axis>
          <chart:axis chart:dimension="x" chart:name="secondary-X" chart:style-name="Axs3"/>
          <chart:series chart:label-cell-address="graficos.$A$21" chart:values-cell-range-address="graficos.$B$21:.$I$21" chart:class="chart:line" chart:attached-axis="primary-y" chart:style-name="G0S0">
            <chart:data-point chart:repeated="8"/>
          </chart:series>
          <chart:series chart:label-cell-address="graficos.$A$22" chart:values-cell-range-address="graficos.$B$22:.$I$22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8" number:language="en" number:country="US">
      <number:number number:decimal-places="2" number:min-decimal-places="2" number:min-integer-digits="1"/>
    </number:number-style>
    <number:number-style style:name="N39" number:language="en" number:country="US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af0" draw:opacity="50%" draw:stroke="solid" svg:stroke-width="0.01042in" svg:stroke-color="#b3b3b3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">
      <style:chart-properties chart:gap-width="150" chart:overlap="0" chart:link-data-style-to-source="fals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9.7385039370079pt" svg:width="329.3855905511811pt" chart:style-name="Crt0">
        <chart:title svg:x="26.89842519685039pt" svg:y="7.255905511811024pt" chart:style-name="CT00">
          <text:p text:style-name="a0" text:class-names="" text:cond-style-name="">Partição paralela com pool de Pthreads 1000 partições</text:p>
        </chart:title>
        <chart:legend style:legend-expansion="custom" style:legend-expansion-aspect-ratio="3.0036729406385736" svg:width="108.6300787401575pt" svg:height="36.16574803149607pt" svg:x="214.7554330708661pt" svg:y="223.1562992125984pt" chart:style-name="Lgnd"/>
        <chart:plot-area svg:x="14.65377952755905pt" svg:y="52.01007874015748pt" svg:width="281.8244094488189pt" svg:height="182.9279527559055pt" chart:style-name="Plt0">
          <chart:axis chart:dimension="y" chart:name="primary-y" chart:style-name="Axs0">
            <chart:title chart:style-name="AT00">
              <text:p text:style-name="a1" text:class-names="" text:cond-style-name="">vazao média (GOP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threads</text:p>
            </chart:title>
            <chart:categories table:cell-range-address="graficos.$B$46:.$I$46"/>
          </chart:axis>
          <chart:axis chart:dimension="y" chart:name="secondary-y" chart:style-name="Axs2">
            <chart:title svg:x="294.2956692913386pt" svg:y="168.1610236220473pt" chart:style-name="AT02">
              <text:p text:style-name="a3" text:class-names="" text:cond-style-name="">Aceleração</text:p>
            </chart:title>
          </chart:axis>
          <chart:axis chart:dimension="x" chart:name="secondary-X" chart:style-name="Axs3"/>
          <chart:series chart:label-cell-address="graficos.$A$48" chart:values-cell-range-address="graficos.$B$48:.$I$48" chart:class="chart:line" chart:attached-axis="primary-y" chart:style-name="G0S0">
            <chart:data-point chart:repeated="8"/>
          </chart:series>
          <chart:series chart:label-cell-address="graficos.$A$47" chart:values-cell-range-address="graficos.$B$47:.$I$47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